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9346c" officeooo:paragraph-rsid="0019346c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19346c" officeooo:paragraph-rsid="0019346c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9346c" officeooo:paragraph-rsid="0019346c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style:text-underline-style="none" fo:font-weight="bold" officeooo:rsid="0019346c" officeooo:paragraph-rsid="0019346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9346c" officeooo:paragraph-rsid="0019346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style:text-underline-style="none" fo:font-weight="bold" officeooo:rsid="0019daf5" officeooo:paragraph-rsid="0019daf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style:text-underline-style="none" fo:font-weight="bold" officeooo:rsid="00207e9c" officeooo:paragraph-rsid="00207e9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style:text-underline-style="none" fo:font-weight="bold" officeooo:rsid="00207e9c" officeooo:paragraph-rsid="0022a96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style:text-underline-style="none" fo:font-weight="bold" officeooo:rsid="0022c77e" officeooo:paragraph-rsid="0022c77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21be" style:font-weight-asian="normal" style:font-weight-complex="normal"/>
    </style:style>
    <style:style style:name="T3" style:family="text">
      <style:text-properties fo:font-weight="normal" officeooo:rsid="001cf570" style:font-weight-asian="normal" style:font-weight-complex="normal"/>
    </style:style>
    <style:style style:name="T4" style:family="text">
      <style:text-properties fo:font-weight="normal" officeooo:rsid="001d8bc0" style:font-weight-asian="normal" style:font-weight-complex="normal"/>
    </style:style>
    <style:style style:name="T5" style:family="text">
      <style:text-properties fo:font-weight="normal" officeooo:rsid="001f1eb3" style:font-weight-asian="normal" style:font-weight-complex="normal"/>
    </style:style>
    <style:style style:name="T6" style:family="text">
      <style:text-properties fo:font-weight="normal" officeooo:rsid="0022a964" style:font-weight-asian="normal" style:font-weight-complex="normal"/>
    </style:style>
    <style:style style:name="T7" style:family="text">
      <style:text-properties fo:font-weight="normal" officeooo:rsid="0022c77e" style:font-weight-asian="normal" style:font-weight-complex="normal"/>
    </style:style>
    <style:style style:name="T8" style:family="text">
      <style:text-properties officeooo:rsid="001f1eb3"/>
    </style:style>
    <style:style style:name="T9" style:family="text">
      <style:text-properties officeooo:rsid="0022a964"/>
    </style:style>
    <style:style style:name="T10" style:family="text">
      <style:text-properties officeooo:rsid="0022c7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Rio Grande do Norte – UFRN</text:p>
      <text:p text:style-name="P2">Instituo Metrópole Digital – IMD</text:p>
      <text:p text:style-name="P2">Bacharelado em Tecnologia da Informação – BTI</text:p>
      <text:p text:style-name="P1"/>
      <text:p text:style-name="P1">Disciplina: <text:tab/>Linguagem de Programação I – LP1</text:p>
      <text:p text:style-name="P1">Docentes: <text:tab/>Everton Cavalcante</text:p>
      <text:p text:style-name="P1"><text:tab/><text:tab/>Silvio Sampaio</text:p>
      <text:p text:style-name="P1">Discente: <text:tab/>Joaliton Luan</text:p>
      <text:p text:style-name="P1"/>
      <text:p text:style-name="P3">Projeto de Programação II – QleveTudo</text:p>
      <text:p text:style-name="P3"/>
      <text:p text:style-name="P5">1. <text:tab/>Introdução</text:p>
      <text:p text:style-name="P4"><text:tab/><text:span text:style-name="T1">Este relatório tem como objetivo explicitar a metodologia utilizada para o desenvolvimento <text:tab/>do projeto; as pesquisas realizadas, materiais utilizados como bases a serem seguidos e o <text:tab/>aprendizado adquirido no decorrer da segunda unidade da disciplina. Em síntese, este <text:tab/>documento visa esclarecer ao leitor todas as diretivas necessárias para o entendimento e <text:tab/>funcionamento do projeto, bem como os detalhes de implementações, soluções utilizados, <text:tab/>organizações de arquivos, resultados e conclusões.</text:span></text:p>
      <text:p text:style-name="P4"><text:span text:style-name="T1"/></text:p>
      <text:p text:style-name="P6">2. <text:tab/>Detalhes da Implementação</text:p>
      <text:p text:style-name="P6"><text:span text:style-name="T1"><text:tab/>O Projeto foi implementado seguindo as boas práticas de programação. A implementação foi <text:tab/>totalmente baseada em modularização de arquivos, respeitando um sistema hierárquico de <text:tab/>diretórios, definidos através das extensões e propósitos dos arquivos. As funções para o <text:tab/>funcionamento correto do programa foram implementadas nos arquivos fonte “.cpp” e <text:tab/>declaradas nos arquivos cabeçalho “.h”. Além disso, o funcionamento do programa condiz <text:tab/>com o esperado.</text:span></text:p>
      <text:p text:style-name="P6"><text:span text:style-name="T1"><text:tab/></text:span>2.1<text:tab/>Organização do Projeto</text:p>
      <text:p text:style-name="P6"><text:span text:style-name="T1"><text:tab/><text:tab/>O projeto foi desenvolvido e organizado sob modularização em arquivos e divido <text:tab/><text:tab/>com base nos propósitos e extensões de cada arquivo.</text:span></text:p>
      <text:p text:style-name="P6"><text:span text:style-name="T1"><text:tab/><text:tab/></text:span>2.1.1 <text:tab/>Raiz</text:p>
      <text:p text:style-name="P6"><text:span text:style-name="T1"><text:tab/><text:tab/><text:tab/>No diretório raiz encontram-se os arquivos Makefile, Doxyfile, Relatório.pdf <text:tab/><text:tab/><text:tab/>e README.md.</text:span></text:p>
      <text:p text:style-name="P6"><text:span text:style-name="T1"><text:tab/><text:tab/></text:span>2.1.2 <text:tab/>bin</text:p>
      <text:p text:style-name="P6"><text:span text:style-name="T1"><text:tab/><text:tab/><text:tab/>No diretório bin encontra-se o executável “QleveTudo”.</text:span></text:p>
      <text:p text:style-name="P6"><text:tab/><text:tab/>2.1.3 <text:tab/>build</text:p>
      <text:p text:style-name="P6"><text:span text:style-name="T1"><text:tab/><text:tab/><text:tab/></text:span><text:span text:style-name="T2">No diretório build encontram-se todos os arquivos objetos “.o”.</text:span></text:p>
      <text:p text:style-name="P6"><text:span text:style-name="T1"><text:tab/><text:tab/></text:span>2.1.4 <text:tab/>data</text:p>
      <text:p text:style-name="P6"><text:span text:style-name="T1"><text:tab/><text:tab/><text:tab/></text:span><text:span text:style-name="T2">N</text:span><text:span text:style-name="T3">a pasta</text:span><text:span text:style-name="T2"> data encontram-se os subdiretórios fornecedores, listasProdutos <text:tab/>e <text:tab/><text:tab/><text:tab/>notasFiscais que, respectivamente, contém os registros de entregas de <text:tab/></text:span><text:soft-page-break/><text:span text:style-name="T2"><text:tab/><text:tab/><text:tab/>produtos por fornecedores, a lista de produtos em estoque e as notas fiscais <text:tab/><text:tab/><text:tab/>emitidas por venda de produtos. </text:span></text:p>
      <text:p text:style-name="P6"><text:span text:style-name="T1"><text:tab/><text:tab/></text:span>2.1.5 <text:tab/>doc</text:p>
      <text:p text:style-name="P6"><text:span text:style-name="T1"><text:tab/><text:tab/><text:tab/></text:span><text:span text:style-name="T2">Na pasta doc encontra-se a documentação automática gerada pelo Doxygen.</text:span></text:p>
      <text:p text:style-name="P6"><text:span text:style-name="T1"><text:tab/><text:tab/></text:span>2.1.6 <text:tab/>include</text:p>
      <text:p text:style-name="P6"><text:span text:style-name="T1"><text:tab/><text:tab/><text:tab/></text:span><text:span text:style-name="T2">N</text:span><text:span text:style-name="T3">o diretório</text:span><text:span text:style-name="T2"> include encontram-se todos os arquivos cabeçalho “.h” com <text:tab/><text:tab/><text:tab/><text:tab/>declarações de funções, classes e seus métodos utilizados na implementação <text:tab/><text:tab/><text:tab/>do programa.</text:span></text:p>
      <text:p text:style-name="P6"><text:span text:style-name="T1"><text:tab/><text:tab/></text:span>2.1.7<text:tab/>src</text:p>
      <text:p text:style-name="P6"><text:span text:style-name="T1"><text:tab/><text:tab/><text:tab/></text:span><text:span text:style-name="T4">No diretório src encontram-se todos os arquivos fonte “.cpp” com <text:tab/><text:tab/><text:tab/><text:tab/><text:tab/>implementações de funções e métodos de classes declarados nos arquivos <text:tab/><text:tab/><text:tab/>cabeçalho “.h”.</text:span></text:p>
      <text:p text:style-name="P6"><text:span text:style-name="T1"><text:tab/><text:tab/></text:span>2.1.8<text:tab/>test</text:p>
      <text:p text:style-name="P6"><text:span text:style-name="T1"><text:tab/><text:tab/><text:tab/></text:span><text:span text:style-name="T5">O diretório test é utilizado para criar e testar novas funcionalidades.</text:span></text:p>
      <text:p text:style-name="P7"><text:span text:style-name="T8">3. <text:tab/></text:span>Metodologia</text:p>
      <text:p text:style-name="P8"><text:span text:style-name="T1"><text:tab/>A metodologia adotado foi totalmente baseada em um sistema de versionamento. Para este <text:tab/>projeto utilizou-se a ferramenta git e um repositório remoto no GitHub, no qual eram <text:tab/>enviadas novos arquivos fonte e cabeçalho, tal como alterações e exclusões. Utilizou-se <text:tab/>também a implementação de classes, herança de classes, sobrecarga de operadores, dentre <text:tab/>outras funcionalidades providas pela linguagem C++. <text:s/></text:span><text:span text:style-name="T6">O sistema é capaz de prover:</text:span></text:p>
      <text:p text:style-name="P8"><text:span text:style-name="T6"><text:tab/></text:span><text:span text:style-name="T9">3.1 <text:tab/>Produtos</text:span></text:p>
      <text:p text:style-name="P8"><text:span text:style-name="T6"><text:tab/><text:tab/>No quesito produtos, o sistema é capaz de cadastrar um novo produto, remover ou <text:tab/><text:tab/>listar todos os produtos cadastrados.</text:span></text:p>
      <text:p text:style-name="P8"><text:span text:style-name="T6"><text:tab/></text:span><text:span text:style-name="T9">3.2 <text:tab/>Notas Fiscais</text:span></text:p>
      <text:p text:style-name="P8"><text:span text:style-name="T6"><text:tab/><text:tab/>No quesito notas fiscais, o sistema é capaz de visualizar as notas fiscais emitidas pelo <text:tab/><text:tab/>próprio sistema, identificando o preço total da compra e os itens vendidos.</text:span></text:p>
      <text:p text:style-name="P8"><text:span text:style-name="T6"><text:tab/></text:span><text:span text:style-name="T9">3.3<text:tab/>Fornecedores</text:span></text:p>
      <text:p text:style-name="P8"><text:span text:style-name="T6"><text:tab/><text:tab/>No quesito fornecedores, o sistema é capaz de registrar uma nova entrega de <text:tab/><text:tab/><text:tab/>fornecedores </text:span><text:span text:style-name="T7">ou listar as entregas registradas pelo próprio sistema.</text:span></text:p>
      <text:p text:style-name="P8"><text:span text:style-name="T7"><text:tab/></text:span><text:span text:style-name="T10">3.4 <text:tab/>Carrinho de Vendas</text:span></text:p>
      <text:p text:style-name="P8"><text:span text:style-name="T7"><text:tab/><text:tab/>No quesito carrinho de vendas, o sistema é capaz de adicionar um produto ao <text:tab/><text:tab/><text:tab/>carrinho, remover um produto ou lista todos os produtos no carrinho e seu valor total, <text:tab/><text:tab/>além de poder finalizar a compra e automaticamente emitir uma nota fiscal.</text:span></text:p>
      <text:p text:style-name="P8"><text:span text:style-name="T7"/></text:p>
      <text:p text:style-name="P8"><text:span text:style-name="T7"/></text:p>
      <text:p text:style-name="P9"><text:soft-page-break/>4. <text:tab/>Resultados</text:p>
      <text:p text:style-name="P9"><text:span text:style-name="T1"><text:tab/>Os resultados obtidos foram satisfatórios nos quesitos de cadastro, remoção, acesso de <text:tab/>produtos, emissão e exibição de notas fiscais, entrega de produtos e registro de vendas. O <text:tab/>estoque é atualizado automaticamente após cada inter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15:42.636851407</meta:creation-date>
    <dc:date>2017-06-06T10:32:18.037516258</dc:date>
    <meta:editing-duration>PT30M4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564" meta:character-count="3960" meta:non-whitespace-character-count="3295"/>
  </office:meta>
</office:document-meta>
</file>